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171cm" table:align="left"/>
    </style:style>
    <style:style style:name="Tabla1.A" style:family="table-column">
      <style:table-column-properties style:column-width="5.761cm"/>
    </style:style>
    <style:style style:name="Tabla1.B" style:family="table-column">
      <style:table-column-properties style:column-width="3.829cm"/>
    </style:style>
    <style:style style:name="Tabla1.C" style:family="table-column">
      <style:table-column-properties style:column-width="6.581cm"/>
    </style:style>
    <style:style style:name="Tabla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text-properties officeooo:rsid="00156720" officeooo:paragraph-rsid="00156720"/>
    </style:style>
    <style:style style:name="P2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</style:style>
    <style:style style:name="P3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Ubuntu" fo:font-size="20pt" fo:font-style="normal" style:text-underline-style="none" fo:font-weight="bold" style:text-blinking="false" fo:background-color="#000000"/>
    </style:style>
    <style:style style:name="P4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494d50" style:text-line-through-style="none" style:text-line-through-type="none" style:font-name="Ubuntu" fo:font-size="18pt" fo:font-style="normal" style:text-underline-style="none" fo:font-weight="bold" style:text-blinking="false" fo:background-color="#ffffff"/>
    </style:style>
    <style:style style:name="P5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8pt" fo:font-style="normal" style:text-underline-style="none" fo:font-weight="bold" officeooo:rsid="00156720" officeooo:paragraph-rsid="00156720" style:text-blinking="false" fo:background-color="transparent"/>
    </style:style>
    <style:style style:name="P6" style:family="paragraph" style:parent-style-name="Heading_20_1">
      <style:paragraph-properties fo:margin-top="0.706cm" fo:margin-bottom="0.21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bold" officeooo:rsid="00156720" officeooo:paragraph-rsid="00156720" style:text-blinking="false" fo:background-color="transparent"/>
    </style:style>
    <style:style style:name="P7" style:family="paragraph" style:parent-style-name="Heading_20_1">
      <style:paragraph-properties fo:margin-top="0.706cm" fo:margin-bottom="0.21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bold" officeooo:rsid="00156720" officeooo:paragraph-rsid="0017f236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44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44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44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officeooo:rsid="001523a0" officeooo:paragraph-rsid="001523a0" style:text-blinking="false" fo:background-color="transparent"/>
    </style:style>
    <style:style style:name="P11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bold" officeooo:rsid="00156720" officeooo:paragraph-rsid="00156720" style:text-blinking="false" fo:background-color="transparent"/>
    </style:style>
    <style:style style:name="P12" style:family="paragraph" style:parent-style-name="Text_20_body">
      <style:paragraph-properties fo:margin-top="0cm" fo:margin-bottom="0.106cm" loext:contextual-spacing="false" fo:line-height="138%" fo:text-align="center" style:justify-single-word="false" style:writing-mode="lr-tb"/>
      <style:text-properties fo:font-variant="normal" fo:text-transform="none" fo:color="#494d50" style:text-line-through-style="none" style:text-line-through-type="none" style:font-name="Ubuntu" fo:font-size="14pt" fo:font-style="normal" style:text-underline-style="none" fo:font-weight="bold" style:text-blinking="false" fo:background-color="#ffffff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officeooo:rsid="00156720" officeooo:paragraph-rsid="00156720" style:text-blinking="false" fo:background-color="transparent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Ubuntu" fo:font-size="11pt" fo:font-style="italic" style:text-underline-style="none" fo:font-weight="normal" officeooo:rsid="0015c390" officeooo:paragraph-rsid="00156720" style:text-blinking="false" fo:background-color="transparent" style:font-style-asian="italic" style:font-style-complex="italic"/>
    </style:style>
    <style:style style:name="P15" style:family="paragraph" style:parent-style-name="Text_20_body">
      <style:text-properties style:font-name="Ubuntu1"/>
    </style:style>
    <style:style style:name="P16" style:family="paragraph" style:parent-style-name="Text_20_body">
      <style:text-properties style:font-name="Ubuntu1" style:text-underline-style="solid" style:text-underline-width="auto" style:text-underline-color="font-color"/>
    </style:style>
    <style:style style:name="P17" style:family="paragraph" style:parent-style-name="Text_20_body">
      <style:text-properties style:font-name="Ubuntu1" officeooo:rsid="001a0dea" officeooo:paragraph-rsid="001a0dea"/>
    </style:style>
    <style:style style:name="P18" style:family="paragraph" style:parent-style-name="Text_20_body">
      <style:text-properties style:font-name="Ubuntu1" officeooo:rsid="001a816a" officeooo:paragraph-rsid="001a816a"/>
    </style:style>
    <style:style style:name="P19" style:family="paragraph" style:parent-style-name="Preformatted_20_Text">
      <style:text-properties officeooo:paragraph-rsid="001a0dea"/>
    </style:style>
    <style:style style:name="T1" style:family="text">
      <style:text-properties fo:font-variant="normal" fo:text-transform="none" fo:color="#494d50" style:text-line-through-style="none" style:text-line-through-type="none" style:font-name="Ubuntu" fo:font-size="18pt" fo:font-style="normal" style:text-underline-style="none" fo:font-weight="bold" style:text-blinking="false" fo:background-color="#ffffff" loext:char-shading-value="0"/>
    </style:style>
    <style:style style:name="T2" style:family="text">
      <style:text-properties fo:font-variant="normal" fo:text-transform="none" fo:color="#494d50" style:text-line-through-style="none" style:text-line-through-type="none" style:font-name="Ubuntu" fo:font-size="18pt" fo:font-style="normal" style:text-underline-style="none" fo:font-weight="bold" officeooo:rsid="001523a0" style:text-blinking="false" fo:background-color="#ffffff" loext:char-shading-value="0"/>
    </style:style>
    <style:style style:name="T3" style:family="text">
      <style:text-properties fo:font-variant="normal" fo:text-transform="none" fo:color="#494d50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officeooo:rsid="0015c39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officeooo:rsid="001930dc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fo:font-weight="normal" officeooo:rsid="0015c390" style:text-blinking="false" fo:background-color="transparent" loext:char-shading-value="0" style:font-style-asian="italic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fo:font-weight="normal" officeooo:rsid="001930dc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solid" style:text-underline-width="auto" style:text-underline-color="font-color" fo:font-weight="normal" officeooo:rsid="0017375e" style:text-blinking="false" fo:background-color="transparent" loext:char-shading-value="0" style:font-style-asian="italic" style:font-style-complex="italic"/>
    </style:style>
    <style:style style:name="T10" style:family="text">
      <style:text-properties officeooo:rsid="001523a0"/>
    </style:style>
    <style:style style:name="T11" style:family="text">
      <style:text-properties officeooo:rsid="0017f236"/>
    </style:style>
    <style:style style:name="T12" style:family="text">
      <style:text-properties officeooo:rsid="001a0dea"/>
    </style:style>
    <style:style style:name="T13" style:family="text">
      <style:text-properties style:font-name="Ubuntu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4eb8f185-7fff-c834-c094-3012d296c48e"/><text:span text:style-name="T1">Universidad Nacional de General Sarmiento</text:span><text:span text:style-name="T3"> </text:span></text:p>
      <text:p text:style-name="Text_20_body"><text:line-break/><text:line-break/><text:line-break/></text:p>
      <text:p text:style-name="P3"><text:span text:style-name="T10">Sistemas Operativos y Redes I<text:line-break/></text:span>Comisión <text:span text:style-name="T10">2</text:span> <text:span text:style-name="T10">Mañana</text:span></text:p>
      <text:p text:style-name="Text_20_body"><text:line-break/></text:p>
      <text:p text:style-name="Horizontal_20_Line"/>
      <text:p text:style-name="Text_20_body"><text:line-break/></text:p>
      <text:p text:style-name="P4">Trabajo Práctico</text:p>
      <text:p text:style-name="Text_20_body"><text:line-break/></text:p>
      <text:p text:style-name="P2"><text:span text:style-name="T1">Sistemas Operativos y Redes I<text:line-break/> TP1 1er Cuatrimestre 201</text:span><text:span text:style-name="T2">9</text:span><text:span text:style-name="T3"> </text:span></text:p>
      <text:p text:style-name="Text_20_body"/>
      <text:p text:style-name="P12">Andrés Rojas Paredes</text:p>
      <text:p text:style-name="P12">Hvara Ocar</text:p>
      <text:p text:style-name="P12">Lautaro Tacchini</text:p>
      <text:p text:style-name="Text_20_body"><text:line-break/><text:line-break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8">APELLIDO Y NOMBRE</text:p>
          </table:table-cell>
          <table:table-cell table:style-name="Tabla1.A1" office:value-type="string">
            <text:p text:style-name="P8">LEGAJO</text:p>
          </table:table-cell>
          <table:table-cell table:style-name="Tabla1.A1" office:value-type="string">
            <text:p text:style-name="P8">EMAIL</text:p>
          </table:table-cell>
        </table:table-row>
        <table:table-row>
          <table:table-cell table:style-name="Tabla1.A1" office:value-type="string">
            <text:p text:style-name="P9">Tula, Ignacio Mariano</text:p>
          </table:table-cell>
          <table:table-cell table:style-name="Tabla1.A1" office:value-type="string">
            <text:p text:style-name="P9">35.226.620/2014</text:p>
          </table:table-cell>
          <table:table-cell table:style-name="Tabla1.A1" office:value-type="string">
            <text:p text:style-name="P9">itula@logos.net.ar</text:p>
            <text:p text:style-name="P10">itula@ungs.edu.a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1era Parte<text:line-break/>Shell</text:p>
      <text:h text:style-name="P6" text:outline-level="1">Ejercicio 1<text:line-break/>Sistema Operativo GNU/Linux</text:h>
      <text:h text:style-name="P11" text:outline-level="2">Instalación</text:h>
      <text:p text:style-name="P13">Se instaló Ubuntu 18.10 en la notebook personal del estudiante, y una versión en un pendrive USB con persistencia.</text:p>
      <text:p text:style-name="P13">El único inconveniente detectado es que se prefirió Ubuntu por sobre Debian, puesto que en esta última distribución existían problemas con los controladores de los adaptadores de red y de gráficos.</text:p>
      <text:p text:style-name="P1"><text:span text:style-name="T4">En ambas instalaciones, se ejecutó </text:span><text:span text:style-name="T6">los comandos que quedaron descriptos en </text:span><text:span text:style-name="T4">un archivo </text:span><text:span text:style-name="T5">bash ubicado en </text:span><text:span text:style-name="T7">/home/</text:span><text:span text:style-name="T9">sor_user</text:span><text:span text:style-name="T7">/</text:span><text:span text:style-name="T8">tp1/</text:span><text:span text:style-name="T7">ejercicio1.sh</text:span></text:p>
      <text:p text:style-name="P14"/>
      <text:p text:style-name="Preformatted_20_Text">#!/bin/bash <text:s text:c="68"/></text:p>
      <text:p text:style-name="Preformatted_20_Text">sudo adduser sor_user sudo <text:s text:c="53"/></text:p>
      <text:p text:style-name="Preformatted_20_Text">sudo apt-get update <text:s text:c="60"/></text:p>
      <text:p text:style-name="Preformatted_20_Text">sudo apt-get install gcc vim nano gedit emacs git </text:p>
      <text:p text:style-name="Preformatted_20_Text"/>
      <text:p text:style-name="Preformatted_20_Text"/>
      <text:h text:style-name="P7" text:outline-level="1">Ejercicio <text:span text:style-name="T11">2</text:span><text:line-break/><text:span text:style-name="T11">Shell y Supermenu</text:span></text:h>
      <text:p text:style-name="P15">Se creó el archivo supermenu.sh en /home/sor_user/tp1/ <text:span text:style-name="T12">y se modificó la variable </text:span></text:p>
      <text:p text:style-name="P19">proyectoActual="/<text:span text:style-name="T13">home/sor_user/tp1/ </text:span>proyectosor1ungstula"</text:p>
      <text:p text:style-name="P19"/>
      <text:p text:style-name="P16"/>
      <text:p text:style-name="P15">Luego, <text:span text:style-name="T12">se creó en Gitlab el proyecto ubicado en la ruta: </text:span><text:a xlink:type="simple" xlink:href="https://gitlab.com/itula/proyectosor1ungstula" text:style-name="Internet_20_link" text:visited-style-name="Visited_20_Internet_20_Link"><text:span text:style-name="T12">https://gitlab.com/itula/proyectosor1ungstula</text:span></text:a></text:p>
      <text:p text:style-name="P15"/>
      <text:p text:style-name="P17">El cual se clonó en la ubicación de la variable proyectoActual mediante el comando:</text:p>
      <text:p text:style-name="Preformatted_20_Text">git clone <text:a xlink:type="simple" xlink:href="https://gitlab.com/itula/proyectosor1ungstula.git" text:style-name="Internet_20_link" text:visited-style-name="Visited_20_Internet_20_Link">https://gitlab.com/itula/proyectosor1ungstula.git</text:a></text:p>
      <text:p text:style-name="Preformatted_20_Text"/>
      <text:p text:style-name="Preformatted_20_Text"/>
      <text:p text:style-name="Preformatted_20_Text">Name</text:p>
      <text:p text:style-name="P15">Pid</text:p>
      <text:p text:style-name="P15">Ppid</text:p>
      <text:p text:style-name="P15">State</text:p>
      <text:p text:style-name="P18"><text:soft-page-break/>voluntary_ctxt_switches</text:p>
      <text:p text:style-name="P15">nonvoluntary_ctxt_switch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21:02:35.649286101</meta:creation-date>
    <dc:date>2019-04-01T02:14:49.880014242</dc:date>
    <meta:editing-duration>PT41M8S</meta:editing-duration>
    <meta:editing-cycles>4</meta:editing-cycles>
    <meta:generator>LibreOffice/6.1.5.2$Linux_X86_64 LibreOffice_project/10$Build-2</meta:generator>
    <meta:document-statistic meta:table-count="1" meta:image-count="0" meta:object-count="0" meta:page-count="3" meta:paragraph-count="41" meta:word-count="189" meta:character-count="1592" meta:non-whitespace-character-count="1242"/>
  </office:meta>
</office:document-meta>
</file>